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2173in"/>
    </style:style>
    <style:style style:name="co4" style:family="table-column">
      <style:table-column-properties fo:break-before="auto" style:column-width="0.9102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1010" table:default-cell-style-name="Default"/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-2.10196" calcext:value-type="float">
            <text:p>-2.101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-2.10208" calcext:value-type="float">
            <text:p>-2.10208</text:p>
          </table:table-cell>
          <table:table-cell office:value-type="float" office:value="0.000516704" calcext:value-type="float">
            <text:p>0.00051670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-2.10208" calcext:value-type="float">
            <text:p>-2.10208</text:p>
          </table:table-cell>
          <table:table-cell office:value-type="float" office:value="0.000638697" calcext:value-type="float">
            <text:p>0.000638697</text:p>
          </table:table-cell>
          <table:table-cell office:value-type="float" office:value="20" calcext:value-type="float">
            <text:p>20</text:p>
          </table:table-cell>
          <table:table-cell table:style-name="ce1" table:formula="of:=AVERAGE([.B1:.B10])" office:value-type="float" office:value="91" calcext:value-type="float">
            <text:p>91</text:p>
          </table:table-cell>
          <table:table-cell table:style-name="ce1" table:formula="of:=STDEV([.B1:.B10])/SQRT(10)" office:value-type="float" office:value="3.76828873628335" calcext:value-type="float">
            <text:p>3.7682887363</text:p>
          </table:table-cell>
          <table:table-cell table:style-name="ce1" table:formula="of:=AVERAGE([.G1:.G10])" office:value-type="float" office:value="86.4" calcext:value-type="float">
            <text:p>86.4</text:p>
          </table:table-cell>
          <table:table-cell table:style-name="ce1" table:formula="of:=STDEV([.G1:.G10])/SQRT(10)" office:value-type="float" office:value="5.38764017605729" calcext:value-type="float">
            <text:p>5.3876401761</text:p>
          </table:table-cell>
          <table:table-cell table:style-name="ce1" table:formula="of:=AVERAGE([.L1:.L10])" office:value-type="float" office:value="39.4" calcext:value-type="float">
            <text:p>39.4</text:p>
          </table:table-cell>
          <table:table-cell table:style-name="ce1" table:formula="of:=STDEV([.L1:.L10])/SQRT(10)" office:value-type="float" office:value="2.03960780543711" calcext:value-type="float">
            <text:p>2.0396078054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-2.79809" calcext:value-type="float">
            <text:p>-2.798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-2.79777" calcext:value-type="float">
            <text:p>-2.79777</text:p>
          </table:table-cell>
          <table:table-cell office:value-type="float" office:value="0.00123864" calcext:value-type="float">
            <text:p>0.0012386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-2.79843" calcext:value-type="float">
            <text:p>-2.79843</text:p>
          </table:table-cell>
          <table:table-cell office:value-type="float" office:value="0.000246472" calcext:value-type="float">
            <text:p>0.000246472</text:p>
          </table:table-cell>
          <table:table-cell office:value-type="float" office:value="50" calcext:value-type="float">
            <text:p>50</text:p>
          </table:table-cell>
          <table:table-cell table:style-name="ce1" table:formula="of:=AVERAGE([.B12:.B21])" office:value-type="float" office:value="112.3" calcext:value-type="float">
            <text:p>112.3</text:p>
          </table:table-cell>
          <table:table-cell table:style-name="ce1" table:formula="of:=STDEV([.B12:.B21])/SQRT(10)" office:value-type="float" office:value="6.44472221623589" calcext:value-type="float">
            <text:p>6.4447222162</text:p>
          </table:table-cell>
          <table:table-cell table:style-name="ce1" table:formula="of:=AVERAGE([.G12:.G21])" office:value-type="float" office:value="124.1" calcext:value-type="float">
            <text:p>124.1</text:p>
          </table:table-cell>
          <table:table-cell table:style-name="ce1" table:formula="of:=STDEV([.G12:.G21])/SQRT(10)" office:value-type="float" office:value="8.51071220417082" calcext:value-type="float">
            <text:p>8.5107122042</text:p>
          </table:table-cell>
          <table:table-cell table:style-name="ce1" table:formula="of:=AVERAGE([.L12:.L21])" office:value-type="float" office:value="66.4" calcext:value-type="float">
            <text:p>66.4</text:p>
          </table:table-cell>
          <table:table-cell table:style-name="ce1" table:formula="of:=STDEV([.L12:.L21])/SQRT(10)" office:value-type="float" office:value="8.61032971365079" calcext:value-type="float">
            <text:p>8.6103297137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-1.99103" calcext:value-type="float">
            <text:p>-1.991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-1.99113" calcext:value-type="float">
            <text:p>-1.99113</text:p>
          </table:table-cell>
          <table:table-cell office:value-type="float" office:value="0.00088959" calcext:value-type="float">
            <text:p>0.0008895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-1.99143" calcext:value-type="float">
            <text:p>-1.99143</text:p>
          </table:table-cell>
          <table:table-cell office:value-type="float" office:value="0.00122607" calcext:value-type="float">
            <text:p>0.00122607</text:p>
          </table:table-cell>
          <table:table-cell office:value-type="float" office:value="100" calcext:value-type="float">
            <text:p>100</text:p>
          </table:table-cell>
          <table:table-cell table:style-name="ce1" table:formula="of:=AVERAGE([.B23:.B32])" office:value-type="float" office:value="111.3" calcext:value-type="float">
            <text:p>111.3</text:p>
          </table:table-cell>
          <table:table-cell table:style-name="ce1" table:formula="of:=STDEV([.B23:.B32])/SQRT(10)" office:value-type="float" office:value="5.48948489791569" calcext:value-type="float">
            <text:p>5.4894848979</text:p>
          </table:table-cell>
          <table:table-cell table:style-name="ce1" table:formula="of:=AVERAGE([.G23:.G32])" office:value-type="float" office:value="134.7" calcext:value-type="float">
            <text:p>134.7</text:p>
          </table:table-cell>
          <table:table-cell table:style-name="ce1" table:formula="of:=STDEV([.G23:.G32])/SQRT(10)" office:value-type="float" office:value="7.14150622145715" calcext:value-type="float">
            <text:p>7.1415062215</text:p>
          </table:table-cell>
          <table:table-cell table:style-name="ce1" table:formula="of:=AVERAGE([.L23:.L32])" office:value-type="float" office:value="83.5" calcext:value-type="float">
            <text:p>83.5</text:p>
          </table:table-cell>
          <table:table-cell table:style-name="ce1" table:formula="of:=STDEV([.L23:.L32])/SQRT(10)" office:value-type="float" office:value="8.64773573447601" calcext:value-type="float">
            <text:p>8.6477357345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-2.00598" calcext:value-type="float">
            <text:p>-2.005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-2.00595" calcext:value-type="float">
            <text:p>-2.00595</text:p>
          </table:table-cell>
          <table:table-cell office:value-type="float" office:value="0.000604642" calcext:value-type="float">
            <text:p>0.00060464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-2.00564" calcext:value-type="float">
            <text:p>-2.00564</text:p>
          </table:table-cell>
          <table:table-cell office:value-type="float" office:value="0.00701623" calcext:value-type="float">
            <text:p>0.00701623</text:p>
          </table:table-cell>
          <table:table-cell office:value-type="float" office:value="200" calcext:value-type="float">
            <text:p>200</text:p>
          </table:table-cell>
          <table:table-cell table:style-name="ce1" table:formula="of:=AVERAGE([.B34:.B43])" office:value-type="float" office:value="101.8" calcext:value-type="float">
            <text:p>101.8</text:p>
          </table:table-cell>
          <table:table-cell table:style-name="ce1" table:formula="of:=STDEV([.B34:.B43])/SQRT(10)" office:value-type="float" office:value="2.28424555986824" calcext:value-type="float">
            <text:p>2.2842455599</text:p>
          </table:table-cell>
          <table:table-cell table:style-name="ce1" table:formula="of:=AVERAGE([.G34:.G43])" office:value-type="float" office:value="131.8" calcext:value-type="float">
            <text:p>131.8</text:p>
          </table:table-cell>
          <table:table-cell table:style-name="ce1" table:formula="of:=STDEV([.G34:.G43])/SQRT(10)" office:value-type="float" office:value="6.27127490139675" calcext:value-type="float">
            <text:p>6.2712749014</text:p>
          </table:table-cell>
          <table:table-cell table:style-name="ce1" table:formula="of:=AVERAGE([.L34:.L43])" office:value-type="float" office:value="81.7" calcext:value-type="float">
            <text:p>81.7</text:p>
          </table:table-cell>
          <table:table-cell table:style-name="ce1" table:formula="of:=STDEV([.L34:.L43])/SQRT(10)" office:value-type="float" office:value="4.64530826629287" calcext:value-type="float">
            <text:p>4.6453082663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-2.04309" calcext:value-type="float">
            <text:p>-2.04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-2.04298" calcext:value-type="float">
            <text:p>-2.04298</text:p>
          </table:table-cell>
          <table:table-cell office:value-type="float" office:value="0.000475753" calcext:value-type="float">
            <text:p>0.00047575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-2.04489" calcext:value-type="float">
            <text:p>-2.04489</text:p>
          </table:table-cell>
          <table:table-cell office:value-type="float" office:value="0.010523" calcext:value-type="float">
            <text:p>0.010523</text:p>
          </table:table-cell>
          <table:table-cell office:value-type="float" office:value="500" calcext:value-type="float">
            <text:p>500</text:p>
          </table:table-cell>
          <table:table-cell table:style-name="ce1" table:formula="of:=AVERAGE([.B45:.B54])" office:value-type="float" office:value="98.7" calcext:value-type="float">
            <text:p>98.7</text:p>
          </table:table-cell>
          <table:table-cell table:style-name="ce1" table:formula="of:=STDEV([.B45:.B54])/SQRT(10)" office:value-type="float" office:value="2.10317220724631" calcext:value-type="float">
            <text:p>2.1031722072</text:p>
          </table:table-cell>
          <table:table-cell table:style-name="ce1" table:formula="of:=AVERAGE([.G45:.G54])" office:value-type="float" office:value="140.5" calcext:value-type="float">
            <text:p>140.5</text:p>
          </table:table-cell>
          <table:table-cell table:style-name="ce1" table:formula="of:=STDEV([.G45:.G54])/SQRT(10)" office:value-type="float" office:value="4.86541079686209" calcext:value-type="float">
            <text:p>4.8654107969</text:p>
          </table:table-cell>
          <table:table-cell table:style-name="ce1" table:formula="of:=AVERAGE([.L45:.L54])" office:value-type="float" office:value="110.9" calcext:value-type="float">
            <text:p>110.9</text:p>
          </table:table-cell>
          <table:table-cell table:style-name="ce1" table:formula="of:=STDEV([.L45:.L54])/SQRT(10)" office:value-type="float" office:value="5.76473956239328" calcext:value-type="float">
            <text:p>5.7647395624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-2.75443" calcext:value-type="float">
            <text:p>-2.754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-2.7543" calcext:value-type="float">
            <text:p>-2.7543</text:p>
          </table:table-cell>
          <table:table-cell office:value-type="float" office:value="0.000888605" calcext:value-type="float">
            <text:p>0.00088860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-2.75462" calcext:value-type="float">
            <text:p>-2.75462</text:p>
          </table:table-cell>
          <table:table-cell office:value-type="float" office:value="0.00082804" calcext:value-type="float">
            <text:p>0.00082804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-3.28764" calcext:value-type="float">
            <text:p>-3.287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4" calcext:value-type="float">
            <text:p>114</text:p>
          </table:table-cell>
          <table:table-cell office:value-type="float" office:value="-3.28759" calcext:value-type="float">
            <text:p>-3.28759</text:p>
          </table:table-cell>
          <table:table-cell office:value-type="float" office:value="0.00046819" calcext:value-type="float">
            <text:p>0.0004681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-3.28788" calcext:value-type="float">
            <text:p>-3.28788</text:p>
          </table:table-cell>
          <table:table-cell office:value-type="float" office:value="0.000683162" calcext:value-type="float">
            <text:p>0.000683162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-3.3507" calcext:value-type="float">
            <text:p>-3.35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-3.35061" calcext:value-type="float">
            <text:p>-3.35061</text:p>
          </table:table-cell>
          <table:table-cell office:value-type="float" office:value="0.00088419" calcext:value-type="float">
            <text:p>0.0008841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-3.35079" calcext:value-type="float">
            <text:p>-3.35079</text:p>
          </table:table-cell>
          <table:table-cell office:value-type="float" office:value="0.000486336" calcext:value-type="float">
            <text:p>0.000486336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-1.90095" calcext:value-type="float">
            <text:p>-1.900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-1.90092" calcext:value-type="float">
            <text:p>-1.90092</text:p>
          </table:table-cell>
          <table:table-cell office:value-type="float" office:value="0.000908783" calcext:value-type="float">
            <text:p>0.00090878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-1.90104" calcext:value-type="float">
            <text:p>-1.90104</text:p>
          </table:table-cell>
          <table:table-cell office:value-type="float" office:value="0.000696266" calcext:value-type="float">
            <text:p>0.000696266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-3.05298" calcext:value-type="float">
            <text:p>-3.052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-3.05666" calcext:value-type="float">
            <text:p>-3.05666</text:p>
          </table:table-cell>
          <table:table-cell office:value-type="float" office:value="0.0144182" calcext:value-type="float">
            <text:p>0.014418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-3.05669" calcext:value-type="float">
            <text:p>-3.05669</text:p>
          </table:table-cell>
          <table:table-cell office:value-type="float" office:value="0.0144351" calcext:value-type="float">
            <text:p>0.0144351</text:p>
          </table:table-cell>
          <table:table-cell table:number-columns-repeated="1010"/>
        </table:table-row>
        <table:table-row table:style-name="ro1">
          <table:table-cell table:style-name="ce1"/>
          <table:table-cell table:number-columns-repeated="2"/>
          <table:table-cell table:style-name="ce1" table:number-columns-repeated="3"/>
          <table:table-cell table:number-columns-repeated="2"/>
          <table:table-cell table:style-name="ce1" table:number-columns-repeated="2"/>
          <table:table-cell table:number-columns-repeated="4"/>
          <table:table-cell table:style-name="ce1"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-4.01213" calcext:value-type="float">
            <text:p>-4.012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-4.01232" calcext:value-type="float">
            <text:p>-4.01232</text:p>
          </table:table-cell>
          <table:table-cell office:value-type="float" office:value="0.000331936" calcext:value-type="float">
            <text:p>0.00033193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-4.01233" calcext:value-type="float">
            <text:p>-4.01233</text:p>
          </table:table-cell>
          <table:table-cell office:value-type="float" office:value="0.00377241" calcext:value-type="float">
            <text:p>0.00377241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-3.77963" calcext:value-type="float">
            <text:p>-3.779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-3.78014" calcext:value-type="float">
            <text:p>-3.78014</text:p>
          </table:table-cell>
          <table:table-cell office:value-type="float" office:value="0.00707014" calcext:value-type="float">
            <text:p>0.007070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-3.77989" calcext:value-type="float">
            <text:p>-3.77989</text:p>
          </table:table-cell>
          <table:table-cell office:value-type="float" office:value="0.00136988" calcext:value-type="float">
            <text:p>0.00136988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7" calcext:value-type="float">
            <text:p>147</text:p>
          </table:table-cell>
          <table:table-cell office:value-type="float" office:value="-3.57582" calcext:value-type="float">
            <text:p>-3.575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3" calcext:value-type="float">
            <text:p>133</text:p>
          </table:table-cell>
          <table:table-cell office:value-type="float" office:value="-3.57563" calcext:value-type="float">
            <text:p>-3.57563</text:p>
          </table:table-cell>
          <table:table-cell office:value-type="float" office:value="0.00395981" calcext:value-type="float">
            <text:p>0.0039598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-3.57565" calcext:value-type="float">
            <text:p>-3.57565</text:p>
          </table:table-cell>
          <table:table-cell office:value-type="float" office:value="0.00213687" calcext:value-type="float">
            <text:p>0.00213687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-4.87621" calcext:value-type="float">
            <text:p>-4.876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-4.87657" calcext:value-type="float">
            <text:p>-4.87657</text:p>
          </table:table-cell>
          <table:table-cell office:value-type="float" office:value="0.00340079" calcext:value-type="float">
            <text:p>0.00340079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-4.87633" calcext:value-type="float">
            <text:p>-4.87633</text:p>
          </table:table-cell>
          <table:table-cell office:value-type="float" office:value="0.000933659" calcext:value-type="float">
            <text:p>0.000933659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9" calcext:value-type="float">
            <text:p>139</text:p>
          </table:table-cell>
          <table:table-cell office:value-type="float" office:value="-4.80944" calcext:value-type="float">
            <text:p>-4.809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9" calcext:value-type="float">
            <text:p>139</text:p>
          </table:table-cell>
          <table:table-cell office:value-type="float" office:value="-4.80949" calcext:value-type="float">
            <text:p>-4.80949</text:p>
          </table:table-cell>
          <table:table-cell office:value-type="float" office:value="0.000846918" calcext:value-type="float">
            <text:p>0.00084691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7" calcext:value-type="float">
            <text:p>137</text:p>
          </table:table-cell>
          <table:table-cell office:value-type="float" office:value="-4.80951" calcext:value-type="float">
            <text:p>-4.80951</text:p>
          </table:table-cell>
          <table:table-cell office:value-type="float" office:value="0.000914412" calcext:value-type="float">
            <text:p>0.000914412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-3.17262" calcext:value-type="float">
            <text:p>-3.172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-3.1725" calcext:value-type="float">
            <text:p>-3.1725</text:p>
          </table:table-cell>
          <table:table-cell office:value-type="float" office:value="0.00217324" calcext:value-type="float">
            <text:p>0.0021732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-3.17255" calcext:value-type="float">
            <text:p>-3.17255</text:p>
          </table:table-cell>
          <table:table-cell office:value-type="float" office:value="0.00154127" calcext:value-type="float">
            <text:p>0.00154127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-5.45769" calcext:value-type="float">
            <text:p>-5.45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-5.45763" calcext:value-type="float">
            <text:p>-5.45763</text:p>
          </table:table-cell>
          <table:table-cell office:value-type="float" office:value="0.00476718" calcext:value-type="float">
            <text:p>0.0047671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-5.45757" calcext:value-type="float">
            <text:p>-5.45757</text:p>
          </table:table-cell>
          <table:table-cell office:value-type="float" office:value="0.00541884" calcext:value-type="float">
            <text:p>0.00541884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1" calcext:value-type="float">
            <text:p>121</text:p>
          </table:table-cell>
          <table:table-cell office:value-type="float" office:value="-4.67906" calcext:value-type="float">
            <text:p>-4.679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-4.67953" calcext:value-type="float">
            <text:p>-4.67953</text:p>
          </table:table-cell>
          <table:table-cell office:value-type="float" office:value="0.0145832" calcext:value-type="float">
            <text:p>0.014583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-4.67983" calcext:value-type="float">
            <text:p>-4.67983</text:p>
          </table:table-cell>
          <table:table-cell office:value-type="float" office:value="0.0148745" calcext:value-type="float">
            <text:p>0.0148745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9" calcext:value-type="float">
            <text:p>119</text:p>
          </table:table-cell>
          <table:table-cell office:value-type="float" office:value="-3.72224" calcext:value-type="float">
            <text:p>-3.722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46" calcext:value-type="float">
            <text:p>146</text:p>
          </table:table-cell>
          <table:table-cell office:value-type="float" office:value="-3.72228" calcext:value-type="float">
            <text:p>-3.72228</text:p>
          </table:table-cell>
          <table:table-cell office:value-type="float" office:value="0.00206767" calcext:value-type="float">
            <text:p>0.002067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-3.72207" calcext:value-type="float">
            <text:p>-3.72207</text:p>
          </table:table-cell>
          <table:table-cell office:value-type="float" office:value="0.00177485" calcext:value-type="float">
            <text:p>0.00177485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-4.81051" calcext:value-type="float">
            <text:p>-4.810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1" calcext:value-type="float">
            <text:p>121</text:p>
          </table:table-cell>
          <table:table-cell office:value-type="float" office:value="-4.81032" calcext:value-type="float">
            <text:p>-4.81032</text:p>
          </table:table-cell>
          <table:table-cell office:value-type="float" office:value="0.0116225" calcext:value-type="float">
            <text:p>0.01162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-4.81046" calcext:value-type="float">
            <text:p>-4.81046</text:p>
          </table:table-cell>
          <table:table-cell office:value-type="float" office:value="0.00164128" calcext:value-type="float">
            <text:p>0.00164128</text:p>
          </table:table-cell>
          <table:table-cell table:number-columns-repeated="1010"/>
        </table:table-row>
        <table:table-row table:style-name="ro1">
          <table:table-cell table:style-name="ce1"/>
          <table:table-cell table:number-columns-repeated="2"/>
          <table:table-cell table:style-name="ce1" table:number-columns-repeated="3"/>
          <table:table-cell table:number-columns-repeated="2"/>
          <table:table-cell table:style-name="ce1" table:number-columns-repeated="2"/>
          <table:table-cell table:number-columns-repeated="4"/>
          <table:table-cell table:style-name="ce1"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-6.50756" calcext:value-type="float">
            <text:p>-6.507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-6.50755" calcext:value-type="float">
            <text:p>-6.50755</text:p>
          </table:table-cell>
          <table:table-cell office:value-type="float" office:value="0.00273621" calcext:value-type="float">
            <text:p>0.002736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-6.50705" calcext:value-type="float">
            <text:p>-6.50705</text:p>
          </table:table-cell>
          <table:table-cell office:value-type="float" office:value="0.0283095" calcext:value-type="float">
            <text:p>0.0283095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-6.59784" calcext:value-type="float">
            <text:p>-6.597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-6.59774" calcext:value-type="float">
            <text:p>-6.59774</text:p>
          </table:table-cell>
          <table:table-cell office:value-type="float" office:value="0.00220971" calcext:value-type="float">
            <text:p>0.002209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-6.59782" calcext:value-type="float">
            <text:p>-6.59782</text:p>
          </table:table-cell>
          <table:table-cell office:value-type="float" office:value="0.014311" calcext:value-type="float">
            <text:p>0.014311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-5.48737" calcext:value-type="float">
            <text:p>-5.487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5" calcext:value-type="float">
            <text:p>155</text:p>
          </table:table-cell>
          <table:table-cell office:value-type="float" office:value="-5.48737" calcext:value-type="float">
            <text:p>-5.48737</text:p>
          </table:table-cell>
          <table:table-cell office:value-type="float" office:value="0.00281643" calcext:value-type="float">
            <text:p>0.002816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-5.4872" calcext:value-type="float">
            <text:p>-5.4872</text:p>
          </table:table-cell>
          <table:table-cell office:value-type="float" office:value="0.00230519" calcext:value-type="float">
            <text:p>0.00230519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-5.29458" calcext:value-type="float">
            <text:p>-5.294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-5.2945" calcext:value-type="float">
            <text:p>-5.2945</text:p>
          </table:table-cell>
          <table:table-cell office:value-type="float" office:value="0.00309257" calcext:value-type="float">
            <text:p>0.0030925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-5.29474" calcext:value-type="float">
            <text:p>-5.29474</text:p>
          </table:table-cell>
          <table:table-cell office:value-type="float" office:value="0.00703056" calcext:value-type="float">
            <text:p>0.00703056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-5.45752" calcext:value-type="float">
            <text:p>-5.457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-5.45751" calcext:value-type="float">
            <text:p>-5.45751</text:p>
          </table:table-cell>
          <table:table-cell office:value-type="float" office:value="0.00312325" calcext:value-type="float">
            <text:p>0.003123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-5.45768" calcext:value-type="float">
            <text:p>-5.45768</text:p>
          </table:table-cell>
          <table:table-cell office:value-type="float" office:value="0.00675912" calcext:value-type="float">
            <text:p>0.00675912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1" calcext:value-type="float">
            <text:p>141</text:p>
          </table:table-cell>
          <table:table-cell office:value-type="float" office:value="-5.6811" calcext:value-type="float">
            <text:p>-5.68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77" calcext:value-type="float">
            <text:p>177</text:p>
          </table:table-cell>
          <table:table-cell office:value-type="float" office:value="-5.68105" calcext:value-type="float">
            <text:p>-5.68105</text:p>
          </table:table-cell>
          <table:table-cell office:value-type="float" office:value="0.00119668" calcext:value-type="float">
            <text:p>0.001196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47" calcext:value-type="float">
            <text:p>147</text:p>
          </table:table-cell>
          <table:table-cell office:value-type="float" office:value="-5.68088" calcext:value-type="float">
            <text:p>-5.68088</text:p>
          </table:table-cell>
          <table:table-cell office:value-type="float" office:value="0.00321116" calcext:value-type="float">
            <text:p>0.00321116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-5.31007" calcext:value-type="float">
            <text:p>-5.310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-5.31008" calcext:value-type="float">
            <text:p>-5.31008</text:p>
          </table:table-cell>
          <table:table-cell office:value-type="float" office:value="0.00149363" calcext:value-type="float">
            <text:p>0.0014936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-5.30968" calcext:value-type="float">
            <text:p>-5.30968</text:p>
          </table:table-cell>
          <table:table-cell office:value-type="float" office:value="0.0114316" calcext:value-type="float">
            <text:p>0.0114316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-6.75586" calcext:value-type="float">
            <text:p>-6.755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-6.75584" calcext:value-type="float">
            <text:p>-6.75584</text:p>
          </table:table-cell>
          <table:table-cell office:value-type="float" office:value="0.00155237" calcext:value-type="float">
            <text:p>0.001552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-6.75598" calcext:value-type="float">
            <text:p>-6.75598</text:p>
          </table:table-cell>
          <table:table-cell office:value-type="float" office:value="0.00301981" calcext:value-type="float">
            <text:p>0.00301981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-5.77752" calcext:value-type="float">
            <text:p>-5.777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61" calcext:value-type="float">
            <text:p>161</text:p>
          </table:table-cell>
          <table:table-cell office:value-type="float" office:value="-5.77787" calcext:value-type="float">
            <text:p>-5.77787</text:p>
          </table:table-cell>
          <table:table-cell office:value-type="float" office:value="0.00242899" calcext:value-type="float">
            <text:p>0.002428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-5.77845" calcext:value-type="float">
            <text:p>-5.77845</text:p>
          </table:table-cell>
          <table:table-cell office:value-type="float" office:value="0.0140291" calcext:value-type="float">
            <text:p>0.0140291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-6.4205" calcext:value-type="float">
            <text:p>-6.42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 office:value-type="float" office:value="-6.4202" calcext:value-type="float">
            <text:p>-6.4202</text:p>
          </table:table-cell>
          <table:table-cell office:value-type="float" office:value="0.0050236" calcext:value-type="float">
            <text:p>0.00502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-6.4208" calcext:value-type="float">
            <text:p>-6.4208</text:p>
          </table:table-cell>
          <table:table-cell office:value-type="float" office:value="0.00581325" calcext:value-type="float">
            <text:p>0.00581325</text:p>
          </table:table-cell>
          <table:table-cell table:number-columns-repeated="1010"/>
        </table:table-row>
        <table:table-row table:style-name="ro1">
          <table:table-cell table:style-name="ce1"/>
          <table:table-cell table:number-columns-repeated="2"/>
          <table:table-cell table:style-name="ce1" table:number-columns-repeated="3"/>
          <table:table-cell table:number-columns-repeated="2"/>
          <table:table-cell table:style-name="ce1" table:number-columns-repeated="2"/>
          <table:table-cell table:number-columns-repeated="4"/>
          <table:table-cell table:style-name="ce1"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3" calcext:value-type="float">
            <text:p>93</text:p>
          </table:table-cell>
          <table:table-cell office:value-type="float" office:value="-8.34801" calcext:value-type="float">
            <text:p>-8.348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3" calcext:value-type="float">
            <text:p>103</text:p>
          </table:table-cell>
          <table:table-cell office:value-type="float" office:value="-8.34821" calcext:value-type="float">
            <text:p>-8.34821</text:p>
          </table:table-cell>
          <table:table-cell office:value-type="float" office:value="0.00889776" calcext:value-type="float">
            <text:p>0.0088977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1" calcext:value-type="float">
            <text:p>91</text:p>
          </table:table-cell>
          <table:table-cell office:value-type="float" office:value="-8.34784" calcext:value-type="float">
            <text:p>-8.34784</text:p>
          </table:table-cell>
          <table:table-cell office:value-type="float" office:value="0.0157888" calcext:value-type="float">
            <text:p>0.0157888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1" calcext:value-type="float">
            <text:p>91</text:p>
          </table:table-cell>
          <table:table-cell office:value-type="float" office:value="-7.48635" calcext:value-type="float">
            <text:p>-7.486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office:value-type="float" office:value="-7.48665" calcext:value-type="float">
            <text:p>-7.48665</text:p>
          </table:table-cell>
          <table:table-cell office:value-type="float" office:value="0.0085559" calcext:value-type="float">
            <text:p>0.008555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-7.48704" calcext:value-type="float">
            <text:p>-7.48704</text:p>
          </table:table-cell>
          <table:table-cell office:value-type="float" office:value="0.0226877" calcext:value-type="float">
            <text:p>0.0226877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5" calcext:value-type="float">
            <text:p>105</text:p>
          </table:table-cell>
          <table:table-cell office:value-type="float" office:value="-8.75714" calcext:value-type="float">
            <text:p>-8.757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45" calcext:value-type="float">
            <text:p>145</text:p>
          </table:table-cell>
          <table:table-cell office:value-type="float" office:value="-8.75723" calcext:value-type="float">
            <text:p>-8.75723</text:p>
          </table:table-cell>
          <table:table-cell office:value-type="float" office:value="0.00217234" calcext:value-type="float">
            <text:p>0.0021723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4" calcext:value-type="float">
            <text:p>84</text:p>
          </table:table-cell>
          <table:table-cell office:value-type="float" office:value="-8.75738" calcext:value-type="float">
            <text:p>-8.75738</text:p>
          </table:table-cell>
          <table:table-cell office:value-type="float" office:value="0.022119" calcext:value-type="float">
            <text:p>0.022119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6" calcext:value-type="float">
            <text:p>96</text:p>
          </table:table-cell>
          <table:table-cell office:value-type="float" office:value="-8.37899" calcext:value-type="float">
            <text:p>-8.378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8" calcext:value-type="float">
            <text:p>128</text:p>
          </table:table-cell>
          <table:table-cell office:value-type="float" office:value="-8.37912" calcext:value-type="float">
            <text:p>-8.37912</text:p>
          </table:table-cell>
          <table:table-cell office:value-type="float" office:value="0.00593507" calcext:value-type="float">
            <text:p>0.0059350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8" calcext:value-type="float">
            <text:p>68</text:p>
          </table:table-cell>
          <table:table-cell office:value-type="float" office:value="-8.37896" calcext:value-type="float">
            <text:p>-8.37896</text:p>
          </table:table-cell>
          <table:table-cell office:value-type="float" office:value="0.0153869" calcext:value-type="float">
            <text:p>0.0153869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1" calcext:value-type="float">
            <text:p>111</text:p>
          </table:table-cell>
          <table:table-cell office:value-type="float" office:value="-9.40063" calcext:value-type="float">
            <text:p>-9.400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9" calcext:value-type="float">
            <text:p>159</text:p>
          </table:table-cell>
          <table:table-cell office:value-type="float" office:value="-9.40079" calcext:value-type="float">
            <text:p>-9.40079</text:p>
          </table:table-cell>
          <table:table-cell office:value-type="float" office:value="0.00214713" calcext:value-type="float">
            <text:p>0.0021471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5" calcext:value-type="float">
            <text:p>105</text:p>
          </table:table-cell>
          <table:table-cell office:value-type="float" office:value="-9.40085" calcext:value-type="float">
            <text:p>-9.40085</text:p>
          </table:table-cell>
          <table:table-cell office:value-type="float" office:value="0.0155909" calcext:value-type="float">
            <text:p>0.0155909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6" calcext:value-type="float">
            <text:p>106</text:p>
          </table:table-cell>
          <table:table-cell office:value-type="float" office:value="-8.938" calcext:value-type="float">
            <text:p>-8.9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  <table:table-cell office:value-type="float" office:value="-8.93808" calcext:value-type="float">
            <text:p>-8.93808</text:p>
          </table:table-cell>
          <table:table-cell office:value-type="float" office:value="0.00126632" calcext:value-type="float">
            <text:p>0.0012663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2" calcext:value-type="float">
            <text:p>102</text:p>
          </table:table-cell>
          <table:table-cell office:value-type="float" office:value="-8.93832" calcext:value-type="float">
            <text:p>-8.93832</text:p>
          </table:table-cell>
          <table:table-cell office:value-type="float" office:value="0.0223455" calcext:value-type="float">
            <text:p>0.0223455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2" calcext:value-type="float">
            <text:p>112</text:p>
          </table:table-cell>
          <table:table-cell office:value-type="float" office:value="-7.63037" calcext:value-type="float">
            <text:p>-7.630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34" calcext:value-type="float">
            <text:p>134</text:p>
          </table:table-cell>
          <table:table-cell office:value-type="float" office:value="-7.63045" calcext:value-type="float">
            <text:p>-7.63045</text:p>
          </table:table-cell>
          <table:table-cell office:value-type="float" office:value="0.00393111" calcext:value-type="float">
            <text:p>0.003931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4" calcext:value-type="float">
            <text:p>84</text:p>
          </table:table-cell>
          <table:table-cell office:value-type="float" office:value="-7.63019" calcext:value-type="float">
            <text:p>-7.63019</text:p>
          </table:table-cell>
          <table:table-cell office:value-type="float" office:value="0.00469385" calcext:value-type="float">
            <text:p>0.00469385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1" calcext:value-type="float">
            <text:p>101</text:p>
          </table:table-cell>
          <table:table-cell office:value-type="float" office:value="-9.37587" calcext:value-type="float">
            <text:p>-9.375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2" calcext:value-type="float">
            <text:p>122</text:p>
          </table:table-cell>
          <table:table-cell office:value-type="float" office:value="-9.37615" calcext:value-type="float">
            <text:p>-9.37615</text:p>
          </table:table-cell>
          <table:table-cell office:value-type="float" office:value="0.00178919" calcext:value-type="float">
            <text:p>0.0017891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1" calcext:value-type="float">
            <text:p>81</text:p>
          </table:table-cell>
          <table:table-cell office:value-type="float" office:value="-9.37637" calcext:value-type="float">
            <text:p>-9.37637</text:p>
          </table:table-cell>
          <table:table-cell office:value-type="float" office:value="0.0048723" calcext:value-type="float">
            <text:p>0.0048723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office:value-type="float" office:value="-8.42273" calcext:value-type="float">
            <text:p>-8.422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19" calcext:value-type="float">
            <text:p>119</text:p>
          </table:table-cell>
          <table:table-cell office:value-type="float" office:value="-8.42284" calcext:value-type="float">
            <text:p>-8.42284</text:p>
          </table:table-cell>
          <table:table-cell office:value-type="float" office:value="0.00369804" calcext:value-type="float">
            <text:p>0.0036980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-8.42283" calcext:value-type="float">
            <text:p>-8.42283</text:p>
          </table:table-cell>
          <table:table-cell office:value-type="float" office:value="0.00741121" calcext:value-type="float">
            <text:p>0.00741121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5" calcext:value-type="float">
            <text:p>105</text:p>
          </table:table-cell>
          <table:table-cell office:value-type="float" office:value="-8.98987" calcext:value-type="float">
            <text:p>-8.989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34" calcext:value-type="float">
            <text:p>134</text:p>
          </table:table-cell>
          <table:table-cell office:value-type="float" office:value="-8.98985" calcext:value-type="float">
            <text:p>-8.98985</text:p>
          </table:table-cell>
          <table:table-cell office:value-type="float" office:value="0.0049521" calcext:value-type="float">
            <text:p>0.004952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72" calcext:value-type="float">
            <text:p>72</text:p>
          </table:table-cell>
          <table:table-cell office:value-type="float" office:value="-8.98987" calcext:value-type="float">
            <text:p>-8.98987</text:p>
          </table:table-cell>
          <table:table-cell office:value-type="float" office:value="0.0039856" calcext:value-type="float">
            <text:p>0.0039856</text:p>
          </table:table-cell>
          <table:table-cell table:number-columns-repeated="1010"/>
        </table:table-row>
        <table:table-row table:style-name="ro1">
          <table:table-cell table:style-name="ce1"/>
          <table:table-cell table:number-columns-repeated="2"/>
          <table:table-cell table:style-name="ce1" table:number-columns-repeated="3"/>
          <table:table-cell table:number-columns-repeated="2"/>
          <table:table-cell table:style-name="ce1" table:number-columns-repeated="2"/>
          <table:table-cell table:number-columns-repeated="4"/>
          <table:table-cell table:style-name="ce1"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1" calcext:value-type="float">
            <text:p>91</text:p>
          </table:table-cell>
          <table:table-cell office:value-type="float" office:value="-13.2958" calcext:value-type="float">
            <text:p>-13.29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69" calcext:value-type="float">
            <text:p>169</text:p>
          </table:table-cell>
          <table:table-cell office:value-type="float" office:value="-13.2958" calcext:value-type="float">
            <text:p>-13.2958</text:p>
          </table:table-cell>
          <table:table-cell office:value-type="float" office:value="0.00293217" calcext:value-type="float">
            <text:p>0.0029321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6" calcext:value-type="float">
            <text:p>106</text:p>
          </table:table-cell>
          <table:table-cell office:value-type="float" office:value="-13.296" calcext:value-type="float">
            <text:p>-13.296</text:p>
          </table:table-cell>
          <table:table-cell office:value-type="float" office:value="0.0179094" calcext:value-type="float">
            <text:p>0.0179094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4" calcext:value-type="float">
            <text:p>94</text:p>
          </table:table-cell>
          <table:table-cell office:value-type="float" office:value="-13.8183" calcext:value-type="float">
            <text:p>-13.81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8" calcext:value-type="float">
            <text:p>158</text:p>
          </table:table-cell>
          <table:table-cell office:value-type="float" office:value="-13.8184" calcext:value-type="float">
            <text:p>-13.8184</text:p>
          </table:table-cell>
          <table:table-cell office:value-type="float" office:value="0.00813533" calcext:value-type="float">
            <text:p>0.0081353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-13.8187" calcext:value-type="float">
            <text:p>-13.8187</text:p>
          </table:table-cell>
          <table:table-cell office:value-type="float" office:value="0.0428359" calcext:value-type="float">
            <text:p>0.0428359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9" calcext:value-type="float">
            <text:p>99</text:p>
          </table:table-cell>
          <table:table-cell office:value-type="float" office:value="-13.6891" calcext:value-type="float">
            <text:p>-13.68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9" calcext:value-type="float">
            <text:p>129</text:p>
          </table:table-cell>
          <table:table-cell office:value-type="float" office:value="-13.6892" calcext:value-type="float">
            <text:p>-13.6892</text:p>
          </table:table-cell>
          <table:table-cell office:value-type="float" office:value="0.00684776" calcext:value-type="float">
            <text:p>0.0068477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-13.6891" calcext:value-type="float">
            <text:p>-13.6891</text:p>
          </table:table-cell>
          <table:table-cell office:value-type="float" office:value="0.0594794" calcext:value-type="float">
            <text:p>0.0594794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3" calcext:value-type="float">
            <text:p>103</text:p>
          </table:table-cell>
          <table:table-cell office:value-type="float" office:value="-14.4876" calcext:value-type="float">
            <text:p>-14.48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6" calcext:value-type="float">
            <text:p>136</text:p>
          </table:table-cell>
          <table:table-cell office:value-type="float" office:value="-14.4876" calcext:value-type="float">
            <text:p>-14.4876</text:p>
          </table:table-cell>
          <table:table-cell office:value-type="float" office:value="0.0078911" calcext:value-type="float">
            <text:p>0.007891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-14.4874" calcext:value-type="float">
            <text:p>-14.4874</text:p>
          </table:table-cell>
          <table:table-cell office:value-type="float" office:value="0.0281377" calcext:value-type="float">
            <text:p>0.0281377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-13.1817" calcext:value-type="float">
            <text:p>-13.18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34" calcext:value-type="float">
            <text:p>134</text:p>
          </table:table-cell>
          <table:table-cell office:value-type="float" office:value="-13.1817" calcext:value-type="float">
            <text:p>-13.1817</text:p>
          </table:table-cell>
          <table:table-cell office:value-type="float" office:value="0.00962953" calcext:value-type="float">
            <text:p>0.0096295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4" calcext:value-type="float">
            <text:p>94</text:p>
          </table:table-cell>
          <table:table-cell office:value-type="float" office:value="-13.1817" calcext:value-type="float">
            <text:p>-13.1817</text:p>
          </table:table-cell>
          <table:table-cell office:value-type="float" office:value="0.0255696" calcext:value-type="float">
            <text:p>0.0255696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8" calcext:value-type="float">
            <text:p>98</text:p>
          </table:table-cell>
          <table:table-cell office:value-type="float" office:value="-13.3841" calcext:value-type="float">
            <text:p>-13.38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9" calcext:value-type="float">
            <text:p>149</text:p>
          </table:table-cell>
          <table:table-cell office:value-type="float" office:value="-13.3843" calcext:value-type="float">
            <text:p>-13.3843</text:p>
          </table:table-cell>
          <table:table-cell office:value-type="float" office:value="0.0128027" calcext:value-type="float">
            <text:p>0.012802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5" calcext:value-type="float">
            <text:p>95</text:p>
          </table:table-cell>
          <table:table-cell office:value-type="float" office:value="-13.3844" calcext:value-type="float">
            <text:p>-13.3844</text:p>
          </table:table-cell>
          <table:table-cell office:value-type="float" office:value="0.0204928" calcext:value-type="float">
            <text:p>0.0204928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0" calcext:value-type="float">
            <text:p>90</text:p>
          </table:table-cell>
          <table:table-cell office:value-type="float" office:value="-14.1453" calcext:value-type="float">
            <text:p>-14.14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3" calcext:value-type="float">
            <text:p>143</text:p>
          </table:table-cell>
          <table:table-cell office:value-type="float" office:value="-14.1462" calcext:value-type="float">
            <text:p>-14.1462</text:p>
          </table:table-cell>
          <table:table-cell office:value-type="float" office:value="0.0084972" calcext:value-type="float">
            <text:p>0.008497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4" calcext:value-type="float">
            <text:p>94</text:p>
          </table:table-cell>
          <table:table-cell office:value-type="float" office:value="-14.146" calcext:value-type="float">
            <text:p>-14.146</text:p>
          </table:table-cell>
          <table:table-cell office:value-type="float" office:value="0.0581752" calcext:value-type="float">
            <text:p>0.0581752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8" calcext:value-type="float">
            <text:p>108</text:p>
          </table:table-cell>
          <table:table-cell office:value-type="float" office:value="-12.7727" calcext:value-type="float">
            <text:p>-12.77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  <table:table-cell office:value-type="float" office:value="-12.7728" calcext:value-type="float">
            <text:p>-12.7728</text:p>
          </table:table-cell>
          <table:table-cell office:value-type="float" office:value="0.00577282" calcext:value-type="float">
            <text:p>0.0057728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1" calcext:value-type="float">
            <text:p>141</text:p>
          </table:table-cell>
          <table:table-cell office:value-type="float" office:value="-12.7727" calcext:value-type="float">
            <text:p>-12.7727</text:p>
          </table:table-cell>
          <table:table-cell office:value-type="float" office:value="0.0866312" calcext:value-type="float">
            <text:p>0.0866312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0" calcext:value-type="float">
            <text:p>110</text:p>
          </table:table-cell>
          <table:table-cell office:value-type="float" office:value="-14.2531" calcext:value-type="float">
            <text:p>-14.25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23" calcext:value-type="float">
            <text:p>123</text:p>
          </table:table-cell>
          <table:table-cell office:value-type="float" office:value="-14.2532" calcext:value-type="float">
            <text:p>-14.2532</text:p>
          </table:table-cell>
          <table:table-cell office:value-type="float" office:value="0.00978366" calcext:value-type="float">
            <text:p>0.0097836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7" calcext:value-type="float">
            <text:p>97</text:p>
          </table:table-cell>
          <table:table-cell office:value-type="float" office:value="-14.2531" calcext:value-type="float">
            <text:p>-14.2531</text:p>
          </table:table-cell>
          <table:table-cell office:value-type="float" office:value="0.0170205" calcext:value-type="float">
            <text:p>0.0170205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8" calcext:value-type="float">
            <text:p>98</text:p>
          </table:table-cell>
          <table:table-cell office:value-type="float" office:value="-14.8498" calcext:value-type="float">
            <text:p>-14.84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4" calcext:value-type="float">
            <text:p>144</text:p>
          </table:table-cell>
          <table:table-cell office:value-type="float" office:value="-14.85" calcext:value-type="float">
            <text:p>-14.85</text:p>
          </table:table-cell>
          <table:table-cell office:value-type="float" office:value="0.00449769" calcext:value-type="float">
            <text:p>0.0044976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8" calcext:value-type="float">
            <text:p>98</text:p>
          </table:table-cell>
          <table:table-cell office:value-type="float" office:value="-14.8499" calcext:value-type="float">
            <text:p>-14.8499</text:p>
          </table:table-cell>
          <table:table-cell office:value-type="float" office:value="0.014168" calcext:value-type="float">
            <text:p>0.014168</text:p>
          </table:table-cell>
          <table:table-cell table:number-columns-repeated="1010"/>
        </table:table-row>
        <table:table-row table:style-name="ro1">
          <table:table-cell table:style-name="ce1"/>
          <table:table-cell table:number-columns-repeated="2"/>
          <table:table-cell table:style-name="ce1" table:number-columns-repeated="3"/>
          <table:table-cell table:number-columns-repeated="2"/>
          <table:table-cell table:style-name="ce1" table:number-columns-repeated="3"/>
          <table:table-cell table:number-columns-repeated="2"/>
          <table:table-cell table:style-name="ce1" table:number-columns-repeated="5"/>
          <table:table-cell table:number-columns-repeated="4"/>
          <table:table-cell table:style-name="ce1" table:number-columns-repeated="100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8"/>
          <table:table-cell table:style-name="ce1"/>
          <table:table-cell table:number-columns-repeated="2"/>
          <table:table-cell table:style-name="ce1"/>
          <table:table-cell table:number-columns-repeated="100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8"/>
          <table:table-cell table:style-name="ce1"/>
          <table:table-cell table:number-columns-repeated="2"/>
          <table:table-cell table:style-name="ce1"/>
          <table:table-cell table:number-columns-repeated="100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8"/>
          <table:table-cell table:style-name="ce1"/>
          <table:table-cell table:number-columns-repeated="2"/>
          <table:table-cell table:style-name="ce1"/>
          <table:table-cell table:number-columns-repeated="100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8"/>
          <table:table-cell table:style-name="ce1"/>
          <table:table-cell table:number-columns-repeated="2"/>
          <table:table-cell table:style-name="ce1"/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5">00/00/0000</text:date>, <text:time style:data-style-name="N2" text:time-value="16:46:27.4595127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5T17:11:05.285821318</dc:date>
    <dc:creator>Marc Toussaint</dc:creator>
    <meta:generator>LibreOffice/4.2.4.2$Linux_x86 LibreOffice_project/420m0$Build-2</meta:generator>
    <meta:editing-duration>P0D</meta:editing-duration>
    <meta:editing-cycles>1</meta:editing-cycles>
    <meta:document-statistic meta:table-count="1" meta:cell-count="635" meta:object-count="0"/>
  </office:meta>
</office:document-meta>
</file>